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Standard" style:list-style-name="WW8Num4"/>
    <style:style style:name="P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style="italic" style:font-style-asian="italic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ssignment for Module 6 </text:h>
      <text:p text:style-name="Text_20_body_20_indent">The assignment for Module 6 provides practice using the Crow’s Foot notation. I encourage you to use the ER Assistant or Visual Paradigm to complete the problems in module 6. Module 7 contains software demonstrations for both the ER Assistant and Visual Paradigm.</text:p>
      <text:p text:style-name="P5">1. Basic Crow’s Foot Notation Requirements</text:p>
      <text:list xml:id="list3499090215" text:style-name="WW8Num4">
        <text:list-item>
          <text:p text:style-name="P2">Draw an ERD containing the <text:span text:style-name="T1">LabVisit</text:span> and <text:span text:style-name="T1">Patient</text:span> entity types connected by a 1-M relationship from <text:span text:style-name="T1">Patient</text:span> to <text:span text:style-name="T1">LabVisit</text:span>. Choose an appropriate relationship name using your common knowledge of interactions between patients and lab visits. Define minimum cardinalities so that a patient is required for a lab visit. For the <text:span text:style-name="T1">Patient</text:span> entity type, add attributes <text:span text:style-name="T1">PatNo</text:span> (primary key), <text:span text:style-name="T1">PatLastName</text:span>, <text:span text:style-name="T1">PatFirstName</text:span>, <text:span text:style-name="T1">PatDOB</text:span> (date of birth). For the <text:span text:style-name="T1">LabVisit</text:span> entity type, add attributes for the <text:span text:style-name="T1">LVNo</text:span> (primary key), <text:span text:style-name="T1">LVDate</text:span>, <text:span text:style-name="T1">LVProvNo</text:span>, and optional <text:span text:style-name="T1">LVOrdNo</text:span> (for orders from physicians). If you are using a data modeling tool that supports data type specification, choose appropriate data types for the attributes based on your common knowledge.</text:p>
        </text:list-item>
        <text:list-item>
          <text:p text:style-name="P2">Extend problem 1 with the <text:span text:style-name="T1">Lab</text:span> entity type connected by a 1-M relationship from <text:span text:style-name="T1">Lab</text:span> to <text:span text:style-name="T1">LabVisit</text:span>. Choose an appropriate relationship name using your common knowledge of interactions between labs and lab visits. Define minimum cardinalities so that a lab is required for a lab visit. For the <text:span text:style-name="T1">Lab</text:span> entity type, add attributes <text:span text:style-name="T1">LabNo</text:span> (primary key), <text:span text:style-name="T1">LabName</text:span>, <text:span text:style-name="T1">LabStreet</text:span>, <text:span text:style-name="T1">LabCity</text:span>, <text:span text:style-name="T1">LabState</text:span>, and <text:span text:style-name="T1">LabZip</text:span>. If you are using a data modeling tool that supports data type specification, choose appropriate data types for the attributes based on your common knowledge.</text:p>
        </text:list-item>
        <text:list-item>
          <text:p text:style-name="P2">Augment your ERD from problem 2 with the <text:span text:style-name="T1">Specimen</text:span> entity type. For each specimen collected, the database should record a unique <text:span text:style-name="T1">SpecNo</text:span>, <text:span text:style-name="T1">SpecArea</text:span> (vaginal, cervical, or <text:soft-page-break/>endocervical), and <text:span text:style-name="T1">SpecCollMethod</text:span> (thin prep or sure path). You should also add a 1-M relationship from <text:span text:style-name="T1">LabVisit</text:span> to <text:span text:style-name="T1">Specimen</text:span>. A lab visit must produce at least one specimen. A specimen is associated with exactly one lab visit.</text:p>
        </text:list-item>
      </text:list>
      <text:h text:style-name="P4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en" fo:country="IN" style:language-asian="en" style:country-asian="IN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12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2" text:date-value="2020-04-28T22:49:24.474857761">4/28/2020</text:date><text:tab/>Assignment for Module 6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meta:initial-creator>Michael Mannino</meta:initial-creator>
    <meta:creation-date>1998-01-23T03:35:00</meta:creation-date>
    <dc:date>2019-07-31T11:52:42.581832681</dc:date>
    <meta:print-date>1998-01-23T10:35:00</meta:print-date>
    <meta:editing-cycles>145</meta:editing-cycles>
    <meta:editing-duration>PT4H35M47S</meta:editing-duration>
    <meta:generator>LibreOffice/6.0.7.3$Linux_X86_64 LibreOffice_project/00m0$Build-3</meta:generator>
    <meta:document-statistic meta:table-count="0" meta:image-count="0" meta:object-count="0" meta:page-count="2" meta:paragraph-count="7" meta:word-count="323" meta:character-count="2046" meta:non-whitespace-character-count="1732"/>
  </office:meta>
</office:document-meta>
</file>